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B000005162DCBFE38B55795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 Condensed2" svg:font-family="'Avenir Next Condensed'" style:font-adornments="Regular"/>
    <style:font-face style:name="Ubuntu Mono1" svg:font-family="'Ubuntu Mono'" style:font-adornments="Regular"/>
    <style:font-face style:name="Ubuntu Mono" svg:font-family="'Ubuntu Mono'" style:font-pitch="fixed"/>
    <style:font-face style:name="Avenir Next Condensed" svg:font-family="'Avenir Next Condensed'" style:font-pitch="variable"/>
    <style:font-face style:name="Avenir Next Condensed1" svg:font-family="'Avenir Next Condensed'" style:font-adornments="Regular" style:font-pitch="variable"/>
    <style:font-face style:name="Avenir Next Condensed Demi Bold" svg:font-family="'Avenir Next Condensed Demi Bold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3f90" draw:marker-start-width="0.355cm" draw:marker-end-width="0.355cm" draw:fill-color="#ffffff" draw:textarea-horizontal-align="justify" draw:textarea-vertical-align="top" draw:auto-grow-height="false" fo:min-height="16.21cm" fo:min-width="5.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3f90" draw:marker-start-width="0.355cm" draw:marker-end-width="0.355cm" draw:fill-color="#ffffff" draw:textarea-horizontal-align="justify" draw:textarea-vertical-align="top" draw:auto-grow-height="false" fo:min-height="10.241cm" fo:min-width="5.8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3f90" draw:marker-start-width="0.355cm" draw:marker-end-width="0.355cm" draw:fill-color="#ffffff" draw:textarea-horizontal-align="justify" draw:textarea-vertical-align="top" draw:auto-grow-height="false" fo:min-height="7.955cm" fo:min-width="5.8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02cm" fo:min-width="18.55cm"/>
    </style:style>
    <style:style style:name="gr5" style:family="graphic" style:parent-style-name="standard">
      <style:graphic-properties svg:stroke-width="0.051cm" svg:stroke-color="#379bb2" draw:marker-start-width="0.355cm" draw:marker-end-width="0.355cm" draw:fill-color="#ffffff" draw:textarea-horizontal-align="justify" draw:textarea-vertical-align="middle" draw:auto-grow-height="false" fo:min-height="0.195cm" fo:min-width="8.898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379bb2" draw:marker-end="Arrow" draw:marker-end-width="0.203cm" draw:marker-end-center="true" draw:fill="none" draw:textarea-vertical-align="middle"/>
    </style:style>
    <style:style style:name="gr8" style:family="graphic" style:parent-style-name="standard">
      <style:graphic-properties svg:stroke-color="#003f90" draw:fill-color="#87ddec" draw:textarea-horizontal-align="justify" draw:textarea-vertical-align="middle" draw:auto-grow-height="false" fo:min-height="0.385cm" fo:min-width="5.596cm"/>
    </style:style>
    <style:style style:name="gr9" style:family="graphic" style:parent-style-name="objectwithoutfill">
      <style:graphic-properties svg:stroke-color="#003f90" draw:marker-end="Arrow" draw:marker-end-center="true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1cm" fo:min-width="0cm"/>
    </style:style>
    <style:style style:name="gr13" style:family="graphic" style:parent-style-name="objectwithoutfill">
      <style:graphic-properties svg:stroke-color="#003f90" draw:fill="none" draw:textarea-vertical-align="middle"/>
    </style:style>
    <style:style style:name="gr14" style:family="graphic" style:parent-style-name="standard">
      <style:graphic-properties svg:stroke-width="0.051cm" svg:stroke-color="#003f90" draw:marker-start-width="0.355cm" draw:marker-end-width="0.355cm" draw:fill-color="#87ddec" draw:textarea-horizontal-align="justify" draw:textarea-vertical-align="top" draw:auto-grow-height="false" fo:min-height="11.384cm" fo:min-width="5.8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3f90" draw:marker-start-width="0.355cm" draw:marker-end-width="0.355cm" draw:fill-color="#a6efe3" draw:textarea-horizontal-align="justify" draw:textarea-vertical-align="top" draw:auto-grow-height="false" fo:min-height="13.67cm" fo:min-width="5.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7" style:family="graphic" style:parent-style-name="standard">
      <style:graphic-properties svg:stroke-width="0.051cm" svg:stroke-color="#003f90" draw:marker-start-width="0.355cm" draw:marker-end-width="0.355cm" draw:fill-color="#ffffff" draw:textarea-horizontal-align="justify" draw:textarea-vertical-align="top" draw:auto-grow-height="false" fo:min-height="5.415cm" fo:min-width="5.8cm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21cm" fo:min-width="0cm"/>
    </style:style>
    <style:style style:name="P1" style:family="paragraph">
      <style:paragraph-properties fo:text-align="center"/>
      <style:text-properties style:font-name="Avenir Next Condensed1" fo:font-size="18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style:font-name="Avenir Next Condensed1" fo:font-size="18pt" style:font-size-asian="18pt" style:font-size-complex="18pt"/>
    </style:style>
    <style:style style:name="P3" style:family="paragraph">
      <style:paragraph-properties fo:text-align="center"/>
      <style:text-properties fo:font-size="31pt" style:font-size-asian="31pt" style:font-size-complex="31pt"/>
    </style:style>
    <style:style style:name="P4" style:family="paragraph">
      <loext:graphic-properties draw:fill="none"/>
      <style:paragraph-properties fo:text-align="center"/>
      <style:text-properties style:font-name="Avenir Next Condensed" fo:font-size="31pt" style:font-size-asian="31pt" style:font-size-complex="31pt"/>
    </style:style>
    <style:style style:name="P5" style:family="paragraph">
      <style:paragraph-properties fo:text-align="center"/>
      <style:text-properties style:font-name="Avenir Next Condensed"/>
    </style:style>
    <style:style style:name="P6" style:family="paragraph">
      <loext:graphic-properties draw:fill-color="#ffffff"/>
      <style:paragraph-properties fo:text-align="center"/>
      <style:text-properties style:font-name="Avenir Next Condensed"/>
    </style:style>
    <style:style style:name="P7" style:family="paragraph">
      <style:text-properties fo:color="#003f90"/>
    </style:style>
    <style:style style:name="P8" style:family="paragraph">
      <loext:graphic-properties draw:fill="none" draw:fill-color="#ffffff"/>
      <style:text-properties fo:color="#003f90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87ddec"/>
      <style:paragraph-properties fo:text-align="center"/>
      <style:text-properties style:font-name="Avenir Next Condensed" fo:font-size="14pt" style:font-size-asian="14pt" style:font-size-complex="14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Ubuntu Mono" fo:font-size="12pt" style:font-size-asian="12pt" style:font-size-complex="12pt"/>
    </style:style>
    <style:style style:name="P14" style:family="paragraph">
      <loext:graphic-properties draw:fill-color="#87ddec"/>
      <style:paragraph-properties fo:text-align="center"/>
      <style:text-properties style:font-name="Avenir Next Condensed1" fo:font-size="18pt" style:font-size-asian="18pt" style:font-size-complex="18pt"/>
    </style:style>
    <style:style style:name="P15" style:family="paragraph">
      <loext:graphic-properties draw:fill-color="#a6efe3"/>
      <style:paragraph-properties fo:text-align="center"/>
      <style:text-properties style:font-name="Avenir Next Condensed1" fo:font-size="18pt" style:font-size-asian="18pt" style:font-size-complex="18pt"/>
    </style:style>
    <style:style style:name="P16" style:family="paragraph">
      <style:text-properties style:font-name="Avenir Next Condensed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Avenir Next Condensed" fo:font-size="12pt" style:font-size-asian="12pt" style:font-size-complex="12pt"/>
    </style:style>
    <style:style style:name="T1" style:family="text">
      <style:text-properties style:font-name="Avenir Next Condensed" fo:font-size="31pt" style:font-size-asian="31pt" style:font-size-complex="31pt"/>
    </style:style>
    <style:style style:name="T2" style:family="text">
      <style:text-properties style:font-name="Avenir Next Condensed"/>
    </style:style>
    <style:style style:name="T3" style:family="text">
      <style:text-properties fo:color="#003f90" style:font-name="Avenir Next Demi Bold"/>
    </style:style>
    <style:style style:name="T4" style:family="text">
      <style:text-properties fo:color="#003f90" style:font-name="Avenir Next Ultra Light"/>
    </style:style>
    <style:style style:name="T5" style:family="text">
      <style:text-properties style:font-name="Avenir Next Condensed" fo:font-size="14pt" style:font-size-asian="14pt" style:font-size-complex="14pt"/>
    </style:style>
    <style:style style:name="T6" style:family="text">
      <style:text-properties style:font-name="Ubuntu Mono" fo:font-size="12pt" style:font-size-asian="12pt" style:font-size-complex="12pt"/>
    </style:style>
    <style:style style:name="T7" style:family="text">
      <style:text-properties style:font-name="Avenir Next Condensed" fo:font-size="12pt" style:font-size-asian="12pt" style:font-size-complex="12pt"/>
    </style:style>
    <style:style style:name="T8" style:family="text">
      <style:text-properties style:font-name="Avenir Next Condensed Demi Bold" fo:font-size="12pt" style:font-size-asian="12pt" style:font-size-complex="12pt"/>
    </style:style>
    <style:style style:name="T9" style:family="text">
      <style:text-properties style:font-name="Avenir Next Condensed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Linux Biolinum Keyboard O" fo:font-size="12pt" style:font-size-asian="12pt" style:font-size-complex="12pt"/>
    </style:style>
    <style:style style:name="T11" style:family="text">
      <style:text-properties style:font-name="Ubuntu Mono1" fo:font-size="12pt" style:font-name-asian="Ubuntu Mono1" style:font-size-asian="12pt" style:font-name-complex="Ubuntu Mono1" style:font-size-complex="12pt"/>
    </style:style>
    <style:style style:name="T12" style:family="text">
      <style:text-properties style:font-name="Ubuntu Mono" fo:font-size="12pt" style:font-name-asian="Avenir Next Condensed2" style:font-size-asian="12pt" style:font-name-complex="Avenir Next Condensed2" style:font-size-complex="12pt"/>
    </style:style>
    <style:style style:name="T13" style:family="text">
      <style:text-properties style:font-name="Avenir Next Condensed2" fo:font-size="12pt" style:font-name-asian="Avenir Next Condensed2" style:font-size-asian="12pt" style:font-name-complex="Avenir Next Condensed2" style:font-size-complex="12pt"/>
    </style:style>
    <style:style style:name="T14" style:family="text">
      <style:text-properties style:font-name="Avenir Next Condensed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font-name="Ubuntu Mono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30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30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30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30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30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30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30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30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305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30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prefix="#" style:num-suffix=" " style:num-format="1">
        <style:list-level-properties text:min-label-width="0.305cm"/>
        <style:text-properties style:use-window-font-color="true" fo:font-size="70%"/>
      </text:list-level-style-number>
      <text:list-level-style-number text:level="2" style:num-prefix="#" style:num-suffix=" " style:num-format="1">
        <style:list-level-properties text:space-before="0.6cm" text:min-label-width="0.305cm"/>
        <style:text-properties style:use-window-font-color="true" fo:font-size="70%"/>
      </text:list-level-style-number>
      <text:list-level-style-number text:level="3" style:num-prefix="#" style:num-suffix=" " style:num-format="1">
        <style:list-level-properties text:space-before="1.2cm" text:min-label-width="0.305cm"/>
        <style:text-properties style:use-window-font-color="true" fo:font-size="70%"/>
      </text:list-level-style-number>
      <text:list-level-style-number text:level="4" style:num-prefix="#" style:num-suffix=" " style:num-format="1">
        <style:list-level-properties text:space-before="1.8cm" text:min-label-width="0.305cm"/>
        <style:text-properties style:use-window-font-color="true" fo:font-size="70%"/>
      </text:list-level-style-number>
      <text:list-level-style-number text:level="5" style:num-prefix="#" style:num-suffix=" " style:num-format="1">
        <style:list-level-properties text:space-before="2.4cm" text:min-label-width="0.305cm"/>
        <style:text-properties style:use-window-font-color="true" fo:font-size="70%"/>
      </text:list-level-style-number>
      <text:list-level-style-number text:level="6" style:num-prefix="#" style:num-suffix=" " style:num-format="1">
        <style:list-level-properties text:space-before="3cm" text:min-label-width="0.305cm"/>
        <style:text-properties style:use-window-font-color="true" fo:font-size="70%"/>
      </text:list-level-style-number>
      <text:list-level-style-number text:level="7" style:num-prefix="#" style:num-suffix=" " style:num-format="1">
        <style:list-level-properties text:space-before="3.6cm" text:min-label-width="0.305cm"/>
        <style:text-properties style:use-window-font-color="true" fo:font-size="70%"/>
      </text:list-level-style-number>
      <text:list-level-style-number text:level="8" style:num-prefix="#" style:num-suffix=" " style:num-format="1">
        <style:list-level-properties text:space-before="4.2cm" text:min-label-width="0.305cm"/>
        <style:text-properties style:use-window-font-color="true" fo:font-size="70%"/>
      </text:list-level-style-number>
      <text:list-level-style-number text:level="9" style:num-prefix="#" style:num-suffix=" " style:num-format="1">
        <style:list-level-properties text:space-before="4.8cm" text:min-label-width="0.305cm"/>
        <style:text-properties style:use-window-font-color="true" fo:font-size="70%"/>
      </text:list-level-style-number>
      <text:list-level-style-number text:level="10" style:num-prefix="#" style:num-suffix=" " style:num-format="1">
        <style:list-level-properties text:space-before="5.4cm" text:min-label-width="0.305cm"/>
        <style:text-properties style:use-window-font-color="true" fo:font-size="70%"/>
      </text:list-level-style-number>
    </text:list-style>
    <text:list-style style:name="L4">
      <text:list-level-style-bullet text:level="1" text:bullet-char="">
        <style:list-level-properties text:min-label-width="0.30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305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30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30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30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30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30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30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30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30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prefix="#" style:num-suffix=" " style:num-format="1">
        <style:list-level-properties text:min-label-width="0.305cm"/>
        <style:text-properties fo:color="#000000" fo:font-size="70%"/>
      </text:list-level-style-number>
      <text:list-level-style-number text:level="2" style:num-prefix="#" style:num-suffix=" " style:num-format="1">
        <style:list-level-properties text:space-before="0.6cm" text:min-label-width="0.305cm"/>
        <style:text-properties fo:color="#000000" fo:font-size="70%"/>
      </text:list-level-style-number>
      <text:list-level-style-number text:level="3" style:num-prefix="#" style:num-suffix=" " style:num-format="1">
        <style:list-level-properties text:space-before="1.2cm" text:min-label-width="0.305cm"/>
        <style:text-properties fo:color="#000000" fo:font-size="70%"/>
      </text:list-level-style-number>
      <text:list-level-style-number text:level="4" style:num-prefix="#" style:num-suffix=" " style:num-format="1">
        <style:list-level-properties text:space-before="1.8cm" text:min-label-width="0.305cm"/>
        <style:text-properties fo:color="#000000" fo:font-size="70%"/>
      </text:list-level-style-number>
      <text:list-level-style-number text:level="5" style:num-prefix="#" style:num-suffix=" " style:num-format="1">
        <style:list-level-properties text:space-before="2.4cm" text:min-label-width="0.305cm"/>
        <style:text-properties fo:color="#000000" fo:font-size="70%"/>
      </text:list-level-style-number>
      <text:list-level-style-number text:level="6" style:num-prefix="#" style:num-suffix=" " style:num-format="1">
        <style:list-level-properties text:space-before="3cm" text:min-label-width="0.305cm"/>
        <style:text-properties fo:color="#000000" fo:font-size="70%"/>
      </text:list-level-style-number>
      <text:list-level-style-number text:level="7" style:num-prefix="#" style:num-suffix=" " style:num-format="1">
        <style:list-level-properties text:space-before="3.6cm" text:min-label-width="0.305cm"/>
        <style:text-properties fo:color="#000000" fo:font-size="70%"/>
      </text:list-level-style-number>
      <text:list-level-style-number text:level="8" style:num-prefix="#" style:num-suffix=" " style:num-format="1">
        <style:list-level-properties text:space-before="4.2cm" text:min-label-width="0.305cm"/>
        <style:text-properties fo:color="#000000" fo:font-size="70%"/>
      </text:list-level-style-number>
      <text:list-level-style-number text:level="9" style:num-prefix="#" style:num-suffix=" " style:num-format="1">
        <style:list-level-properties text:space-before="4.8cm" text:min-label-width="0.305cm"/>
        <style:text-properties fo:color="#000000" fo:font-size="70%"/>
      </text:list-level-style-number>
      <text:list-level-style-number text:level="10" style:num-prefix="#" style:num-suffix=" " style:num-format="1">
        <style:list-level-properties text:space-before="5.4cm" text:min-label-width="0.305cm"/>
        <style:text-properties fo:color="#000000" fo:font-size="7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35cm" svg:height="16.51cm" svg:x="7.62cm" svg:y="3.81cm">
          <text:p text:style-name="P1">at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.35cm" svg:height="10.541cm" svg:x="13.97cm" svg:y="3.81cm">
          <text:p text:style-name="P1">in my resul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6.35cm" svg:height="8.255cm" svg:x="1.27cm" svg:y="3.81cm">
          <text:p text:style-name="P1">before my code ru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9.05cm" svg:height="1.27cm" svg:x="1.27cm" svg:y="1.27cm">
          <text:p text:style-name="P3"><text:span text:style-name="T1">how i learned to stop worrying and love to 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8.796cm" svg:height="0.889cm" svg:x="1.397cm" svg:y="2.486cm">
          <text:p text:style-name="P5"><text:span text:style-name="T2">when do things go wr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8" draw:layer="layout" svg:width="2.373cm" svg:height="1.119cm" svg:x="1.056cm" svg:y="25.905cm">
          <draw:text-box>
            <text:p text:style-name="P7"><text:span text:style-name="T3">CS</text:span><text:span text:style-name="T4">101</text:span></text:p>
          </draw:text-box>
        </draw:frame>
        <draw:connector draw:style-name="gr7" draw:text-style-name="P9" draw:layer="layout" draw:type="curve" svg:x1="10.795cm" svg:y1="3.375cm" svg:x2="4.445cm" svg:y2="3.81cm" draw:start-shape="id1" draw:start-glue-point="6" draw:end-shape="id2" draw:end-glue-point="0" svg:d="M10795 3375c0 325-6350 108-6350 435" svg:viewBox="0 0 6351 436">
          <text:p/>
        </draw:connector>
        <draw:custom-shape draw:style-name="gr8" draw:text-style-name="P11" draw:layer="layout" svg:width="6.096cm" svg:height="0.635cm" svg:x="14.097cm" svg:y="4.826cm">
          <text:p text:style-name="P10"><text:span text:style-name="T5">how do i know the code is wrong?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0.795cm" svg:y1="3.375cm" svg:x2="17.145cm" svg:y2="3.81cm" draw:start-shape="id1" draw:start-glue-point="6" draw:end-shape="id3" draw:end-glue-point="0" svg:d="M10795 3375c0 325 6350 108 6350 435" svg:viewBox="0 0 6351 436">
          <text:p/>
        </draw:connector>
        <draw:connector draw:style-name="gr7" draw:text-style-name="P9" draw:layer="layout" draw:type="curve" svg:x1="10.795cm" svg:y1="3.375cm" svg:x2="10.795cm" svg:y2="3.81cm" draw:start-shape="id1" draw:start-glue-point="6" draw:end-shape="id4" draw:end-glue-point="0" svg:d="M10795 3375v435" svg:viewBox="0 0 1 436">
          <text:p/>
        </draw:connector>
        <draw:custom-shape draw:style-name="gr8" draw:text-style-name="P11" draw:layer="layout" svg:width="6.096cm" svg:height="0.635cm" svg:x="7.747cm" svg:y="4.826cm">
          <text:p text:style-name="P10"><text:span text:style-name="T5">what kind of error do i observe?</text:span></text:p>
          <draw:enhanced-geometry svg:viewBox="0 0 21600 21600" draw:type="rectangle" draw:enhanced-path="M 0 0 L 21600 0 21600 21600 0 21600 0 0 Z N"/>
        </draw:custom-shape>
        <draw:path draw:style-name="gr9" draw:text-style-name="P9" draw:layer="layout" svg:width="0.38cm" svg:height="0.558cm" draw:transform="rotate (-1.5707963267949) translate (14.7318cm 5.461cm)" svg:viewBox="0 0 381 559" svg:d="M0 559c381 0 381-559 381-559">
          <text:p/>
        </draw:path>
        <draw:frame draw:style-name="gr10" draw:text-style-name="P13" draw:layer="layout" svg:width="5.751cm" svg:height="2.994cm" svg:x="8.346cm" svg:y="5.476cm">
          <draw:text-box>
            <text:p text:style-name="P12"><text:span text:style-name="T6">NameError</text:span></text:p>
            <text:list text:style-name="L2">
              <text:list-item>
                <text:p text:style-name="P12"><text:span text:style-name="T7">Check for missing variable or </text:span><text:span text:style-name="T7">function definitions or imports.</text:span></text:p>
              </text:list-item>
              <text:list-item>
                <text:p text:style-name="P12"><text:span text:style-name="T7">Check for typos in variable </text:span><text:span text:style-name="T7">names.</text:span></text:p>
              </text:list-item>
            </text:list>
          </draw:text-box>
        </draw:frame>
        <draw:frame draw:style-name="gr11" draw:text-style-name="P13" draw:layer="layout" svg:width="5.751cm" svg:height="1.834cm" svg:x="8.346cm" svg:y="8.276cm">
          <draw:text-box>
            <text:p text:style-name="P12"><text:span text:style-name="T6">TypeError</text:span></text:p>
            <text:list text:style-name="L2">
              <text:list-item>
                <text:p text:style-name="P12"><text:span text:style-name="T7">Check expression and variable types </text:span><text:span text:style-name="T7">(coerce if necessary).</text:span></text:p>
              </text:list-item>
            </text:list>
          </draw:text-box>
        </draw:frame>
        <draw:frame draw:style-name="gr11" draw:text-style-name="P13" draw:layer="layout" svg:width="5.751cm" svg:height="1.834cm" svg:x="8.346cm" svg:y="9.976cm">
          <draw:text-box>
            <text:p text:style-name="P12"><text:span text:style-name="T6">IndexError</text:span></text:p>
            <text:list text:style-name="L2">
              <text:list-item>
                <text:p text:style-name="P12"><text:span text:style-name="T7">Don’t refer to nonexistent list </text:span><text:span text:style-name="T7">elements.</text:span></text:p>
              </text:list-item>
            </text:list>
          </draw:text-box>
        </draw:frame>
        <draw:frame draw:style-name="gr11" draw:text-style-name="P13" draw:layer="layout" svg:width="5.751cm" svg:height="1.834cm" svg:x="8.346cm" svg:y="11.576cm">
          <draw:text-box>
            <text:p text:style-name="P12"><text:span text:style-name="T6">KeyError</text:span></text:p>
            <text:list text:style-name="L2">
              <text:list-item>
                <text:p text:style-name="P12"><text:span text:style-name="T7">Don’t refer to nonexistent </text:span><text:span text:style-name="T7">dict keys.</text:span></text:p>
              </text:list-item>
            </text:list>
          </draw:text-box>
        </draw:frame>
        <draw:frame draw:style-name="gr12" draw:text-style-name="P13" draw:layer="layout" svg:width="5.751cm" svg:height="2.571cm" svg:x="8.346cm" svg:y="13.176cm">
          <draw:text-box>
            <text:p text:style-name="P12"><text:span text:style-name="T6">ZeroDivisionError</text:span><text:span text:style-name="T7">, etc.</text:span></text:p>
            <text:list text:style-name="L2">
              <text:list-item>
                <text:p text:style-name="P12"><text:span text:style-name="T7">Infer from the error what has </text:span><text:span text:style-name="T7">gone wrong.</text:span></text:p>
              </text:list-item>
              <text:list-item>
                <text:p text:style-name="P12"><text:span text:style-name="T7">Search online or ask a T.A.</text:span></text:p>
              </text:list-item>
            </text:list>
          </draw:text-box>
        </draw:frame>
        <draw:path draw:style-name="gr9" draw:text-style-name="P9" draw:layer="layout" svg:width="0.38cm" svg:height="0.558cm" draw:transform="rotate (-1.5707963267949) translate (8.3818cm 13.208cm)" svg:viewBox="0 0 381 559" svg:d="M0 559c381 0 381-559 381-559">
          <text:p/>
        </draw:path>
        <draw:path draw:style-name="gr9" draw:text-style-name="P9" draw:layer="layout" svg:width="0.38cm" svg:height="0.558cm" draw:transform="rotate (-1.5707963267949) translate (8.3818cm 5.461cm)" svg:viewBox="0 0 381 559" svg:d="M0 559c381 0 381-559 381-559">
          <text:p/>
        </draw:path>
        <draw:line draw:style-name="gr13" draw:text-style-name="P9" draw:layer="layout" svg:x1="7.823cm" svg:y1="5.461cm" svg:x2="7.823cm" svg:y2="17.78cm">
          <text:p/>
        </draw:line>
        <draw:path draw:style-name="gr9" draw:text-style-name="P9" draw:layer="layout" svg:width="0.38cm" svg:height="0.558cm" draw:transform="rotate (-1.5707963267949) translate (8.3818cm 11.557cm)" svg:viewBox="0 0 381 559" svg:d="M0 559c381 0 381-559 381-559">
          <text:p/>
        </draw:path>
        <draw:path draw:style-name="gr9" draw:text-style-name="P9" draw:layer="layout" svg:width="0.38cm" svg:height="0.558cm" draw:transform="rotate (-1.5707963267949) translate (8.3818cm 9.906cm)" svg:viewBox="0 0 381 559" svg:d="M0 559c381 0 381-559 381-559">
          <text:p/>
        </draw:path>
        <draw:path draw:style-name="gr9" draw:text-style-name="P9" draw:layer="layout" svg:width="0.38cm" svg:height="0.558cm" draw:transform="rotate (-1.5707963267949) translate (8.3818cm 8.255cm)" svg:viewBox="0 0 381 559" svg:d="M0 559c381 0 381-559 381-559">
          <text:p/>
        </draw:path>
        <draw:frame draw:style-name="gr11" draw:text-style-name="P13" draw:layer="layout" svg:width="5.751cm" svg:height="2.994cm" svg:x="14.696cm" svg:y="5.476cm">
          <draw:text-box>
            <text:p text:style-name="P12"><text:span text:style-name="T6">AssertionError</text:span></text:p>
            <text:list text:style-name="L2">
              <text:list-item>
                <text:p text:style-name="P12"><text:span text:style-name="T7">Print actual and expected results.</text:span></text:p>
              </text:list-item>
              <text:list-item>
                <text:p text:style-name="P12"><text:span text:style-name="T7">Figure out if issue is in format or type, </text:span><text:span text:style-name="T7">or in the calculation.</text:span></text:p>
              </text:list-item>
              <text:list-item>
                <text:p text:style-name="P12"><text:span text:style-name="T7">Try Strategy #1.</text:span></text:p>
              </text:list-item>
            </text:list>
          </draw:text-box>
        </draw:frame>
        <draw:line draw:style-name="gr13" draw:text-style-name="P9" draw:layer="layout" svg:x1="14.173cm" svg:y1="5.461cm" svg:x2="14.173cm" svg:y2="11.811cm">
          <text:p/>
        </draw:line>
        <draw:path draw:style-name="gr9" draw:text-style-name="P9" draw:layer="layout" svg:width="0.38cm" svg:height="0.558cm" draw:transform="rotate (-1.5707963267949) translate (14.7318cm 8.255cm)" svg:viewBox="0 0 381 559" svg:d="M0 559c381 0 381-559 381-559">
          <text:p/>
        </draw:path>
        <draw:frame draw:style-name="gr11" draw:text-style-name="P13" draw:layer="layout" svg:width="5.751cm" svg:height="2.994cm" svg:x="14.697cm" svg:y="5.476cm">
          <draw:text-box>
            <text:p text:style-name="P12"><text:span text:style-name="T6">AssertionError</text:span></text:p>
            <text:list text:style-name="L2">
              <text:list-item>
                <text:p text:style-name="P12"><text:span text:style-name="T7">Print actual and expected results.</text:span></text:p>
              </text:list-item>
              <text:list-item>
                <text:p text:style-name="P12"><text:span text:style-name="T7">Figure out if issue is in format or type, or in the calculation.</text:span></text:p>
              </text:list-item>
              <text:list-item>
                <text:p text:style-name="P12"><text:span text:style-name="T7">Try Strategy #1.</text:span></text:p>
              </text:list-item>
            </text:list>
          </draw:text-box>
        </draw:frame>
        <draw:frame draw:style-name="gr11" draw:text-style-name="P13" draw:layer="layout" svg:width="5.751cm" svg:height="3.731cm" svg:x="14.698cm" svg:y="8.277cm">
          <draw:text-box>
            <text:p text:style-name="P12"><text:span text:style-name="T8">some values work, some don’t</text:span></text:p>
            <text:list text:style-name="L2">
              <text:list-item>
                <text:p text:style-name="P12"><text:span text:style-name="T7">Check for edge cases (</text:span><text:span text:style-name="T6">&lt;</text:span><text:span text:style-name="T7"> </text:span><text:span text:style-name="T9">v.</text:span><text:span text:style-name="T7"> </text:span><text:span text:style-name="T6">&lt;=</text:span><text:span text:style-name="T7">).</text:span></text:p>
              </text:list-item>
              <text:list-item>
                <text:p text:style-name="P12"><text:span text:style-name="T7">Make sure right statements are inside of loop.</text:span></text:p>
              </text:list-item>
              <text:list-item>
                <text:p text:style-name="P12"><text:span text:style-name="T7">Check the range or loop exit conditions.</text:span></text:p>
              </text:list-item>
            </text:list>
          </draw:text-box>
        </draw:frame>
        <draw:frame draw:style-name="gr11" draw:text-style-name="P13" draw:layer="layout" svg:width="5.751cm" svg:height="2.571cm" svg:x="14.698cm" svg:y="11.777cm">
          <draw:text-box>
            <text:p text:style-name="P12"><text:span text:style-name="T8">accumulator values change when the loop is run again</text:span></text:p>
            <text:list text:style-name="L2">
              <text:list-item>
                <text:p text:style-name="P12"><text:span text:style-name="T7">Make sure that any accumulators are re-initialized.</text:span></text:p>
              </text:list-item>
            </text:list>
          </draw:text-box>
        </draw:frame>
        <draw:path draw:style-name="gr9" draw:text-style-name="P9" draw:layer="layout" svg:width="0.38cm" svg:height="0.558cm" draw:transform="rotate (-1.5707963267949) translate (14.7318cm 11.811cm)" svg:viewBox="0 0 381 559" svg:d="M0 559c381 0 381-559 381-559">
          <text:p/>
        </draw:path>
        <draw:custom-shape draw:style-name="gr14" draw:text-style-name="P14" draw:layer="layout" svg:width="6.35cm" svg:height="11.684cm" svg:x="13.97cm" svg:y="14.351cm">
          <text:p text:style-name="P1">common coding error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3" draw:layer="layout" svg:width="5.751cm" svg:height="2.571cm" svg:x="8.346cm" svg:y="15.494cm">
          <draw:text-box>
            <text:p text:style-name="P12"><text:span text:style-name="T8">does a function or method return a value? <text:s/>should it?</text:span></text:p>
            <text:list text:style-name="L2">
              <text:list-item>
                <text:p text:style-name="P12"><text:span text:style-name="T7">Distinguish between output (</text:span><text:span text:style-name="T6">print</text:span><text:span text:style-name="T7">) and return value.</text:span></text:p>
              </text:list-item>
            </text:list>
          </draw:text-box>
        </draw:frame>
        <draw:frame draw:style-name="gr11" draw:text-style-name="P13" draw:layer="layout" svg:width="5.751cm" svg:height="2.571cm" svg:x="8.346cm" svg:y="17.749cm">
          <draw:text-box>
            <text:p text:style-name="P12"><text:span text:style-name="T8">does an infinite loop occur?</text:span></text:p>
            <text:list text:style-name="L2">
              <text:list-item>
                <text:p text:style-name="P12"><text:span text:style-name="T7">Press </text:span><text:span text:style-name="T10">Ctrl</text:span><text:span text:style-name="T7">+</text:span><text:span text:style-name="T10">C</text:span><text:span text:style-name="T7"> to break out.</text:span></text:p>
              </text:list-item>
              <text:list-item>
                <text:p text:style-name="P12"><text:span text:style-name="T7">Check that loop conditions allow exit.</text:span></text:p>
              </text:list-item>
            </text:list>
          </draw:text-box>
        </draw:frame>
        <draw:custom-shape draw:style-name="gr15" draw:text-style-name="P15" draw:layer="layout" svg:width="6.35cm" svg:height="13.97cm" svg:x="1.27cm" svg:y="12.065cm">
          <text:p text:style-name="P1">strategie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3" draw:layer="layout" svg:width="6.477cm" svg:height="13.011cm" svg:x="1.27cm" svg:y="13.032cm">
          <draw:text-box>
            <text:list text:style-name="L3">
              <text:list-item>
                <text:p text:style-name="P12"><text:span text:style-name="T7">Re-read the problem statement carefully. <text:s/>Construct the expected output and compare to actual results. <text:s/>Make a simple test case.</text:span></text:p>
              </text:list-item>
              <text:list-item>
                <text:p text:style-name="P12"><text:span text:style-name="T7">Add </text:span><text:span text:style-name="T6">print</text:span><text:span text:style-name="T7"> statements generously. <text:s/>Show results of intermediate variables and variables inside of loops.</text:span></text:p>
              </text:list-item>
              <text:list-item>
                <text:p text:style-name="P12"><text:span text:style-name="T7">Chart the flow of the program. <text:s/>Draw blocks and arrows, or print the code out and mark on it what happens.</text:span></text:p>
              </text:list-item>
              <text:list-item>
                <text:p text:style-name="P12"><text:span text:style-name="T7">Add comments to each part of the code to explain its behavior. <text:s/>Look for discrepancies. <text:s/>Explain it to someone else.</text:span></text:p>
              </text:list-item>
              <text:list-item>
                <text:p text:style-name="P12"><text:span text:style-name="T7">Run the code manually, if not too complicated. <text:s/>See where the program behavior diverges from expectations.</text:span></text:p>
              </text:list-item>
              <text:list-item>
                <text:p text:style-name="P12"><text:span text:style-name="T7">Make no assumptions! <text:s/>If your thinking is not precise, your code will not be precise.</text:span></text:p>
              </text:list-item>
              <text:list-item>
                <text:p text:style-name="P12"><text:span text:style-name="T7">Start over from scratch. <text:s/>Take a fresh look at the problem.</text:span></text:p>
              </text:list-item>
            </text:list>
          </draw:text-box>
        </draw:frame>
        <draw:path draw:style-name="gr9" draw:text-style-name="P9" draw:layer="layout" svg:width="0.38cm" svg:height="0.558cm" draw:transform="rotate (-1.5707963267949) translate (8.3818cm 15.494cm)" svg:viewBox="0 0 381 559" svg:d="M0 559c381 0 381-559 381-559">
          <text:p/>
        </draw:path>
        <draw:path draw:style-name="gr9" draw:text-style-name="P9" draw:layer="layout" svg:width="0.38cm" svg:height="0.558cm" draw:transform="rotate (-1.5707963267949) translate (8.3818cm 17.78cm)" svg:viewBox="0 0 381 559" svg:d="M0 559c381 0 381-559 381-559">
          <text:p/>
        </draw:path>
        <draw:custom-shape draw:style-name="gr8" draw:text-style-name="P11" draw:layer="layout" svg:width="6.096cm" svg:height="0.635cm" svg:x="1.397cm" svg:y="4.826cm">
          <text:p text:style-name="P10"><text:span text:style-name="T5">what kind of error do i </text:span><text:span text:style-name="T5">observe?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5.751cm" svg:height="5.314cm" svg:x="1.996cm" svg:y="5.476cm">
          <draw:text-box>
            <text:p text:style-name="P12"><text:span text:style-name="T6">SyntaxError</text:span></text:p>
            <text:list text:style-name="L2">
              <text:list-item>
                <text:p text:style-name="P12"><text:span text:style-name="T7">Check earlier lines for incomplete function statements or lists.</text:span></text:p>
              </text:list-item>
              <text:list-item>
                <text:p text:style-name="P12"><text:span text:style-name="T7">Make sure that paired language features have both of the pair:</text:span></text:p>
                <text:list>
                  <text:list-item>
                    <text:p text:style-name="P12"><text:span text:style-name="T7">close strings </text:span><text:span text:style-name="T11">"</text:span><text:span text:style-name="T11">"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close parentheses </text:span><text:span text:style-name="T11">()</text:span></text:p>
                  </text:list-item>
                  <text:list-item>
                    <text:p text:style-name="P12"><text:span text:style-name="T7">close brackets and braces</text:span></text:p>
                  </text:list-item>
                </text:list>
              </text:list-item>
              <text:list-item>
                <text:p text:style-name="P12"><text:span text:style-name="T7">Make sure blocks begin with </text:span><text:span text:style-name="T6">:</text:span><text:span text:style-name="T7">.</text:span></text:p>
              </text:list-item>
            </text:list>
          </draw:text-box>
        </draw:frame>
        <draw:path draw:style-name="gr9" draw:text-style-name="P9" draw:layer="layout" svg:width="0.38cm" svg:height="0.558cm" draw:transform="rotate (-1.5707963267949) translate (2.0318cm 5.461cm)" svg:viewBox="0 0 381 559" svg:d="M0 559c381 0 381-559 381-559">
          <text:p/>
        </draw:path>
        <draw:frame draw:style-name="gr16" draw:text-style-name="P13" draw:layer="layout" svg:width="5.751cm" svg:height="1.254cm" svg:x="1.996cm" svg:y="10.668cm">
          <draw:text-box>
            <text:p text:style-name="P12"><text:span text:style-name="T6">IndentationError</text:span></text:p>
            <text:list text:style-name="L2">
              <text:list-item>
                <text:p text:style-name="P12"><text:span text:style-name="T7">Use four spaces, not two or tabs.</text:span></text:p>
              </text:list-item>
            </text:list>
          </draw:text-box>
        </draw:frame>
        <draw:line draw:style-name="gr13" draw:text-style-name="P9" draw:layer="layout" svg:x1="1.473cm" svg:y1="5.461cm" svg:x2="1.473cm" svg:y2="10.668cm">
          <text:p/>
        </draw:line>
        <draw:path draw:style-name="gr9" draw:text-style-name="P9" draw:layer="layout" svg:width="0.38cm" svg:height="0.558cm" draw:transform="rotate (-1.5707963267949) translate (2.0318cm 10.668cm)" svg:viewBox="0 0 381 559" svg:d="M0 559c381 0 381-559 381-559">
          <text:p/>
        </draw:path>
        <draw:frame draw:style-name="gr12" draw:text-style-name="P13" draw:layer="layout" svg:width="6.477cm" svg:height="10.691cm" svg:x="13.97cm" svg:y="15.31cm">
          <draw:text-box>
            <text:list text:style-name="L3">
              <text:list-item>
                <text:p text:style-name="P12"><text:span text:style-name="T7">The operation or method is not supported. <text:s/>(There is no </text:span><text:span text:style-name="T6">list.split</text:span><text:span text:style-name="T7"> method.)</text:span></text:p>
              </text:list-item>
              <text:list-item>
                <text:p text:style-name="P12"><text:span text:style-name="T7">The expected behavior of operations or methods is not what you think it is. <text:s/>(</text:span><text:span text:style-name="T6">3*3</text:span><text:span text:style-name="T7"> </text:span><text:span text:style-name="T9">v.</text:span><text:span text:style-name="T7"> </text:span><text:span text:style-name="T12">"</text:span><text:span text:style-name="T12">3</text:span><text:span text:style-name="T12">"*3</text:span><text:span text:style-name="T13">; </text:span><text:span text:style-name="T6">=</text:span><text:span text:style-name="T7"> </text:span><text:span text:style-name="T9">v.</text:span><text:span text:style-name="T7"> </text:span><text:span text:style-name="T6">==</text:span><text:span text:style-name="T7">)</text:span></text:p>
              </text:list-item>
              <text:list-item>
                <text:p text:style-name="P12"><text:span text:style-name="T7">Variables get clobbered by mutable methods. <text:s/>(</text:span><text:span text:style-name="T6">x = x.sort()</text:span><text:span text:style-name="T7">)</text:span></text:p>
              </text:list-item>
              <text:list-item>
                <text:p text:style-name="P12"><text:span text:style-name="T7">A built-in function with a common name is overwritten. <text:s/>(</text:span><text:span text:style-name="T6">list = []</text:span><text:span text:style-name="T7">)</text:span></text:p>
              </text:list-item>
            </text:list>
            <text:list text:style-name="L5">
              <text:list-item>
                <text:p text:style-name="P12"><text:span text:style-name="T7">Variable names are inconsistent. <text:s/>(One line refers to </text:span><text:span text:style-name="T6">data</text:span><text:span text:style-name="T7">, the next to </text:span><text:span text:style-name="T6">entries</text:span><text:span text:style-name="T7">.</text:span><text:span text:style-name="T7">)</text:span></text:p>
              </text:list-item>
              <text:list-item>
                <text:p text:style-name="P12"><text:span text:style-name="T7">Blocks aren’t properly indented, or key statements are outside of the loop.</text:span></text:p>
              </text:list-item>
              <text:list-item>
                <text:p text:style-name="P12"><text:span text:style-name="T7">Input data aren’t cleaned up—</text:span><text:span text:style-name="T6">strip</text:span><text:span text:style-name="T7">, remove </text:span><text:span text:style-name="T6">%</text:span><text:span text:style-name="T7">, convert to </text:span><text:span text:style-name="T6">float</text:span><text:span text:style-name="T7">, etc.</text:span></text:p>
                <text:p text:style-name="P12"><text:span text:style-name="T7"/></text:p>
              </text:list-item>
            </text:list>
          </draw:text-box>
        </draw:frame>
        <draw:custom-shape draw:style-name="gr17" draw:text-style-name="P2" draw:layer="layout" svg:width="6.35cm" svg:height="5.715cm" svg:x="7.62cm" svg:y="20.32cm">
          <text:p text:style-name="P1">reading traceback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0.49cm" svg:height="0.635cm" svg:x="19.83cm" svg:y="26.035cm">
          <draw:image xlink:href="Pictures/10000201000003EB000005162DCBFE38B5579512.png" xlink:type="simple" xlink:show="embed" xlink:actuate="onLoad">
            <text:p/>
          </draw:image>
        </draw:frame>
        <draw:frame draw:style-name="gr19" draw:text-style-name="P17" draw:layer="layout" svg:width="6.477cm" svg:height="4.891cm" svg:x="7.62cm" svg:y="21.178cm">
          <draw:text-box>
            <text:list text:style-name="L2">
              <text:list-item>
                <text:p text:style-name="P16"><text:span text:style-name="T7">Read from bottom to top: <text:s/>the first function which raised an exception is at the bottom. <text:s/>You normally only need the last 2–3 lines.</text:span></text:p>
              </text:list-item>
              <text:list-item>
                <text:p text:style-name="P16"><text:span text:style-name="T7">Read the message and </text:span><text:span text:style-name="T9">think</text:span><text:span text:style-name="T14"> about it.</text:span></text:p>
              </text:list-item>
              <text:list-item>
                <text:p text:style-name="P16"><text:span text:style-name="T14">Use the given line number in the file to locate the bug (also the </text:span><text:span text:style-name="T15">^</text:span><text:span text:style-name="T14">).</text:span></text:p>
              </text:list-item>
              <text:list-item>
                <text:p text:style-name="P16"><text:span text:style-name="T14">Repeat for next error up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 Condensed2" svg:font-family="'Avenir Next Condensed'" style:font-adornments="Regular"/>
    <style:font-face style:name="Ubuntu Mono1" svg:font-family="'Ubuntu Mono'" style:font-adornments="Regular"/>
    <style:font-face style:name="Ubuntu Mono" svg:font-family="'Ubuntu Mono'" style:font-pitch="fixed"/>
    <style:font-face style:name="Avenir Next Condensed" svg:font-family="'Avenir Next Condensed'" style:font-pitch="variable"/>
    <style:font-face style:name="Avenir Next Condensed1" svg:font-family="'Avenir Next Condensed'" style:font-adornments="Regular" style:font-pitch="variable"/>
    <style:font-face style:name="Avenir Next Condensed Demi Bold" svg:font-family="'Avenir Next Condensed Demi Bold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3:08:49.326270034</meta:creation-date>
    <dc:date>2016-10-11T16:12:54.487646780</dc:date>
    <meta:editing-duration>PT55M38S</meta:editing-duration>
    <meta:editing-cycles>18</meta:editing-cycles>
    <meta:generator>LibreOffice/5.1.5.2$Linux_X86_64 LibreOffice_project/10m0$Build-2</meta:generator>
    <meta:print-date>2016-10-11T16:09:06.977396739</meta:print-date>
    <meta:document-statistic meta:object-count="47"/>
  </office:meta>
</office:document-meta>
</file>